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d698" officeooo:paragraph-rsid="0017d698"/>
    </style:style>
    <style:style style:name="P2" style:family="paragraph" style:parent-style-name="Standard" style:list-style-name="L1">
      <style:text-properties officeooo:rsid="0017d698" officeooo:paragraph-rsid="0017d698"/>
    </style:style>
    <style:style style:name="P3" style:family="paragraph" style:parent-style-name="Standard">
      <style:paragraph-properties fo:text-align="center" style:justify-single-word="false"/>
      <style:text-properties fo:font-size="22pt" style:text-underline-style="solid" style:text-underline-width="auto" style:text-underline-color="font-color" fo:font-weight="bold" officeooo:rsid="0017d698" officeooo:paragraph-rsid="0017d698" style:font-size-asian="24pt" style:font-weight-asian="bold" style:font-size-complex="24pt" style:font-weight-complex="bold"/>
    </style:style>
    <style:style style:name="P4" style:family="paragraph" style:parent-style-name="Standard" style:list-style-name="L1">
      <style:text-properties fo:font-size="16pt" style:text-underline-style="solid" style:text-underline-width="auto" style:text-underline-color="font-color" fo:font-weight="bold" officeooo:rsid="0017d698" officeooo:paragraph-rsid="0017d698" style:font-weight-asian="bold" style:font-weight-complex="bold"/>
    </style:style>
    <style:style style:name="P5" style:family="paragraph" style:parent-style-name="Standard" style:list-style-name="L1">
      <style:text-properties fo:font-size="16pt" style:text-underline-style="solid" style:text-underline-width="auto" style:text-underline-color="font-color" fo:font-weight="bold" officeooo:rsid="001832e6" officeooo:paragraph-rsid="001832e6" style:font-weight-asian="bold" style:font-weight-complex="bold"/>
    </style:style>
    <style:style style:name="P6" style:family="paragraph" style:parent-style-name="Standard" style:list-style-name="L1">
      <style:text-properties officeooo:rsid="00181f2e" officeooo:paragraph-rsid="00181f2e"/>
    </style:style>
    <style:style style:name="P7" style:family="paragraph" style:parent-style-name="Standard" style:list-style-name="L1">
      <style:text-properties officeooo:rsid="001832e6" officeooo:paragraph-rsid="001832e6"/>
    </style:style>
    <style:style style:name="P8" style:family="paragraph" style:parent-style-name="Standard" style:list-style-name="L1">
      <style:text-properties officeooo:rsid="0018818e" officeooo:paragraph-rsid="0018818e"/>
    </style:style>
    <style:style style:name="P9" style:family="paragraph" style:parent-style-name="Header">
      <style:text-properties officeooo:rsid="0017d698" officeooo:paragraph-rsid="0017d698"/>
    </style:style>
    <style:style style:name="T1" style:family="text">
      <style:text-properties style:text-position="super 58%"/>
    </style:style>
    <style:style style:name="T2" style:family="text">
      <style:text-properties style:text-position="sub 58%"/>
    </style:style>
    <style:style style:name="T3" style:family="text">
      <style:text-properties officeooo:rsid="0018818e"/>
    </style:style>
    <text:list-style style:name="L1">
      <text:list-level-style-number text:level="1" style:num-suffix="." style:num-format="I">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fo:text-align="center">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fo:text-align="center">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I">
        <style:list-level-properties text:list-level-position-and-space-mode="label-alignment" fo:text-align="center">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fo:text-align="center">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apitre 3 : Des accidents au cours de la méiose</text:p>
      <text:p text:style-name="P1"/>
      <text:list xml:id="list1417670251714982925" text:style-name="L1">
        <text:list-item>
          <text:p text:style-name="P4">Des anomalies lors de la répartition des chromosomes au cours de la méiose</text:p>
          <text:list>
            <text:list-header>
              <text:p text:style-name="P2">Au cours d’une méiose normale, il y a séparation au cours de l’anaphase 1 des chromosomes homologues. Dans les spermatocytes 1 ou dans les ovocytes 1, il y a 2 cellules haploïdes avec un chromosome 21. Et dans les spermatocytes 2 ou ovocytes 2, il y a formation de 4 cellules haploïdes avec un chromosome 21 monochromatidien.</text:p>
              <text:p text:style-name="P2">Premier cas : Erreur de division en anaphase 1</text:p>
              <text:list>
                <text:list-header>
                  <text:p text:style-name="P2">Non disjonction des chromosomes homologues lors de la première division de méiose.</text:p>
                  <text:p text:style-name="P2">Il y a alors 2 cellules haploïdes : une avec 2 chromosomes 21, et une qui en a aucun </text:p>
                  <text:p text:style-name="P2">Après la méiose, on a 4 cellules haploïdes : 2 avec 2 chromosomes 21, et 2 avec aucun</text:p>
                  <text:p text:style-name="P2">Si le gamète de l’autre parent comporte 1 chromosome 21, la probabilité qu’elle féconde avec un gamète à 2 chromosomes 21 est de 50 %</text:p>
                </text:list-header>
              </text:list>
              <text:p text:style-name="P2">Deuxième cas : Erreur de division en anaphase 2</text:p>
              <text:list text:continue-numbering="true">
                <text:list-header>
                  <text:p text:style-name="P2">Les deux chromatides du chromosome 21 migrent dans la même cellule.</text:p>
                  <text:p text:style-name="P6">Il y a alors 1 cellule avec 2 chromosomes 21, une avec aucun chromosome 21, et 2 avec 1 chromosome 21.</text:p>
                  <text:p text:style-name="P6">Avec le gamète de l’autre parent normal, a probabilité que l’enfant soit trisomique est de 25 %</text:p>
                </text:list-header>
              </text:list>
            </text:list-header>
          </text:list>
          <text:p text:style-name="P6"/>
        </text:list-item>
        <text:list-item>
          <text:p text:style-name="P5">Des anomalies lors de remaniements chromosomiques</text:p>
          <text:list>
            <text:list-header>
              <text:p text:style-name="P7">Lors de la prophase de 1<text:span text:style-name="T1">re</text:span> division, les chromosomes homologues s’apparient. Il peut se produire des crossing-over, qui sont des échanges réciproques de segments de chromatides non sœurs entre chromosomes homologues. À l’issue d’un crossing-over, les deux chromatides d’un même chromosome ne comportent plus les mêmes combinaisons alléliques. </text:p>
              <text:p text:style-name="P7">Il peut se produire des crossing-over inégaux. Dans ce cas, l’un des chromosomes homologues va subir une perte de segments d’un chromatide qui porte un gène, et ce fragment va être gagné par l’autre homologue, qui va porter sur une de ses chromatides deux fois le même gène. Il s’est produit une duplication génétique. </text:p>
              <text:p text:style-name="P7">Les deux même gènes vont subir ensuite des mutations aléatoires et indépendantes pour chacun des gènes. Donc plus le temps passe, plus les copies vont présenter de différences. On aboutie alors à la formation de deux gènes différents. <text:span text:style-name="T3">Un gène dupliqué peut lui-même subir une duplication.</text:span></text:p>
              <text:p text:style-name="P8">C’est ainsi que se forme une famille multigénique, un ensemble de gènes homologues issues de la duplication d’un même gène ancestral.</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7d698" officeooo:paragraph-rsid="0017d698"/>
    </style:style>
    <style:style style:name="MT1" style:family="text">
      <style:text-properties style:text-position="super 58%"/>
    </style:style>
    <style:style style:name="MT2" style:family="text">
      <style:text-properties style:text-position="sub 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SVT<text:tab/><text:tab/>T1A Ch3</text:p>
      </style:header>
      <style:footer>
        <text:p text:style-name="Footer"><text:tab/><text:span text:style-name="MT1"><text:page-number text:select-page="current">1</text:page-number></text:span>/<text:span text:style-name="MT2"><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0:39:02.076000000</meta:creation-date>
    <dc:date>2019-01-29T11:17:29.242000000</dc:date>
    <meta:editing-duration>PT5M34S</meta:editing-duration>
    <meta:editing-cycles>1</meta:editing-cycles>
    <meta:document-statistic meta:table-count="0" meta:image-count="0" meta:object-count="0" meta:page-count="1" meta:paragraph-count="19" meta:word-count="409" meta:character-count="2349" meta:non-whitespace-character-count="1963"/>
    <meta:generator>LibreOffice/5.1.6.2$Windows_x86 LibreOffice_project/07ac168c60a517dba0f0d7bc7540f5afa45f0909</meta:generator>
  </office:meta>
</office:document-meta>
</file>